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5cm" fo:min-width="18.5cm"/>
    </style:style>
    <style:style style:name="gr2" style:family="graphic" style:parent-style-name="standard">
      <style:graphic-properties draw:fill-color="#ccff00" draw:textarea-horizontal-align="justify" draw:textarea-vertical-align="middle" draw:auto-grow-height="false" fo:min-height="2.75cm" fo:min-width="18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9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2.85cm" fo:min-width="3.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2.45cm" fo:min-width="3.7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2.35cm" fo:min-width="3.7cm"/>
    </style:style>
    <style:style style:name="gr8" style:family="graphic" style:parent-style-name="standard">
      <style:graphic-properties draw:fill-color="#ff9999" draw:textarea-horizontal-align="justify" draw:textarea-vertical-align="middle" draw:auto-grow-height="false" fo:min-height="2.75cm" fo:min-width="18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3.55cm" fo:min-width="18.5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3.35cm" fo:min-width="5.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3.45cm" fo:min-width="5.3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3.35cm" fo:min-width="5.2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3.25cm" fo:min-width="4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9999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-color="#ff9999" draw:textarea-horizontal-align="justify" draw:textarea-vertical-align="middle" draw:auto-grow-height="false" fo:min-height="2.55cm" fo:min-width="18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9" style:family="graphic" style:parent-style-name="standard">
      <style:graphic-properties draw:fill-color="#66ffff" draw:textarea-horizontal-align="justify" draw:textarea-vertical-align="middle" draw:auto-grow-height="false" fo:min-height="2.75cm" fo:min-width="18.5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4.75cm" fo:min-width="4.7cm"/>
    </style:style>
    <style:style style:name="P1" style:family="paragraph">
      <style:paragraph-properties fo:text-align="center"/>
    </style:style>
    <style:style style:name="P2" style:family="paragraph">
      <loext:graphic-properties draw:fill-color="#ccff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none" draw:fill-color="#ff9999"/>
    </style:style>
    <style:style style:name="P8" style:family="paragraph">
      <loext:graphic-properties draw:fill-color="#66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2.6cm" svg:x="1cm" svg:y="1cm">
          <text:p text:style-name="P1">NOM DU SITE <text:s/>(PAGE D’ACCUEIL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3cm" svg:x="1cm" svg:y="3.7cm">
          <text:p text:style-name="P1">Accueil<text:tab/> Produits<text:tab/> Contact <text:tab/>Qui nous somme ?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69cm" svg:height="0.962cm" svg:x="12.2cm" svg:y="7.3cm">
          <draw:text-box>
            <text:p>Header+nav</text:p>
          </draw:text-box>
        </draw:frame>
        <draw:custom-shape draw:style-name="gr4" draw:text-style-name="P4" draw:layer="layout" svg:width="4.3cm" svg:height="3.1cm" svg:x="2.4cm" svg:y="11.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662cm" svg:height="0.962cm" svg:x="9.9cm" svg:y="12.2cm">
          <draw:text-box>
            <text:p>Description du produit</text:p>
          </draw:text-box>
        </draw:frame>
        <draw:custom-shape draw:style-name="gr6" draw:text-style-name="P4" draw:layer="layout" svg:width="4.2cm" svg:height="2.7cm" svg:x="2.6cm" svg:y="15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2cm" svg:height="2.6cm" svg:x="2.6cm" svg:y="19.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662cm" svg:height="0.962cm" svg:x="10.3cm" svg:y="16.7cm">
          <draw:text-box>
            <text:p>Description du produit</text:p>
          </draw:text-box>
        </draw:frame>
        <draw:frame draw:style-name="gr5" draw:text-style-name="P3" draw:layer="layout" svg:width="6.662cm" svg:height="0.962cm" svg:x="10.038cm" svg:y="20.638cm">
          <draw:text-box>
            <text:p>Description du produit</text:p>
          </draw:text-box>
        </draw:frame>
        <draw:custom-shape draw:style-name="gr8" draw:text-style-name="P5" draw:layer="layout" svg:width="19cm" svg:height="3cm" svg:x="1cm" svg:y="25.7cm">
          <text:p text:style-name="P1">Moyen de paiement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335cm" svg:height="0.962cm" svg:x="15.6cm" svg:y="24.5cm">
          <draw:text-box>
            <text:p>Footer</text:p>
          </draw:text-box>
        </draw:frame>
      </draw:page>
      <draw:page draw:name="page2" draw:style-name="dp1" draw:master-page-name="Standard">
        <draw:custom-shape draw:style-name="gr10" draw:text-style-name="P6" draw:layer="layout" svg:width="19cm" svg:height="3.8cm" svg:x="1cm" svg:y="0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6cm" svg:height="3.6cm" svg:x="2.7cm" svg:y="1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5.8cm" svg:height="3.7cm" svg:x="11.8cm" svg:y="10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7cm" svg:height="3.6cm" svg:x="2.8cm" svg:y="1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4cm" svg:height="3.5cm" svg:x="12.3cm" svg:y="18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.563cm" svg:height="0.962cm" svg:x="3.7cm" svg:y="14.9cm">
          <draw:text-box>
            <text:p>description</text:p>
          </draw:text-box>
        </draw:frame>
        <draw:frame draw:style-name="gr15" draw:text-style-name="P3" draw:layer="layout" svg:width="3.563cm" svg:height="0.962cm" svg:x="13.2cm" svg:y="15cm">
          <draw:text-box>
            <text:p>description</text:p>
          </draw:text-box>
        </draw:frame>
        <draw:frame draw:style-name="gr15" draw:text-style-name="P3" draw:layer="layout" svg:width="3.563cm" svg:height="0.962cm" svg:x="4cm" svg:y="22.5cm">
          <draw:text-box>
            <text:p>description</text:p>
          </draw:text-box>
        </draw:frame>
        <draw:frame draw:style-name="gr16" draw:text-style-name="P7" draw:layer="layout" svg:width="3.563cm" svg:height="0.962cm" svg:x="13.6cm" svg:y="22.8cm">
          <draw:text-box>
            <text:p>description</text:p>
          </draw:text-box>
        </draw:frame>
        <draw:custom-shape draw:style-name="gr17" draw:text-style-name="P5" draw:layer="layout" svg:width="19cm" svg:height="2.8cm" svg:x="1cm" svg:y="26cm">
          <text:p text:style-name="P1">Moyen de paiement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3.432cm" svg:height="1.062cm" svg:x="8.968cm" svg:y="2.338cm">
          <draw:text-box>
            <text:p><text:s/>produits</text:p>
          </draw:text-box>
        </draw:frame>
        <draw:custom-shape draw:style-name="gr2" draw:text-style-name="P2" draw:layer="layout" svg:width="19cm" svg:height="3cm" svg:x="1cm" svg:y="4.3cm">
          <text:p text:style-name="P1">Accueil<text:tab/> Produits<text:tab/> Contact <text:tab/>Qui nous somme ?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9" draw:text-style-name="P8" draw:layer="layout" svg:width="19cm" svg:height="3cm" svg:x="1cm" svg:y="1cm">
          <text:p text:style-name="P1">Contact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.774cm" svg:height="0.962cm" svg:x="2.226cm" svg:y="9.438cm">
          <draw:text-box>
            <text:p>Telephone :</text:p>
          </draw:text-box>
        </draw:frame>
        <draw:frame draw:style-name="gr15" draw:text-style-name="P3" draw:layer="layout" svg:width="2.018cm" svg:height="0.962cm" svg:x="2.4cm" svg:y="10.9cm">
          <draw:text-box>
            <text:p>Mail :</text:p>
          </draw:text-box>
        </draw:frame>
        <draw:frame draw:style-name="gr15" draw:text-style-name="P3" draw:layer="layout" svg:width="5.362cm" svg:height="0.962cm" svg:x="2.4cm" svg:y="12.438cm">
          <draw:text-box>
            <text:p>Reseau sociaux :</text:p>
          </draw:text-box>
        </draw:frame>
        <draw:frame draw:style-name="gr15" draw:text-style-name="P3" draw:layer="layout" svg:width="2.691cm" svg:height="0.962cm" svg:x="2.509cm" svg:y="14.2cm">
          <draw:text-box>
            <text:p>Autres :</text:p>
          </draw:text-box>
        </draw:frame>
        <draw:custom-shape draw:style-name="gr2" draw:text-style-name="P2" draw:layer="layout" svg:width="19cm" svg:height="3cm" svg:x="1cm" svg:y="4.1cm">
          <text:p text:style-name="P1">Accueil<text:tab/> Produits<text:tab/> Contact <text:tab/>Qui nous somme ?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9" draw:text-style-name="P8" draw:layer="layout" svg:width="19cm" svg:height="3cm" svg:x="1cm" svg:y="1cm">
          <text:p text:style-name="P1">Entrepris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3cm" svg:x="1cm" svg:y="4.1cm">
          <text:p text:style-name="P1">Accueil<text:tab/> Produits<text:tab/> Contact <text:tab/>Qui nous somme ?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.745cm" svg:height="0.962cm" svg:x="2.1cm" svg:y="9.2cm">
          <draw:text-box>
            <text:p>Entreprise :</text:p>
          </draw:text-box>
        </draw:frame>
        <draw:frame draw:style-name="gr15" draw:text-style-name="P3" draw:layer="layout" svg:width="4.198cm" svg:height="0.962cm" svg:x="2cm" svg:y="10.938cm">
          <draw:text-box>
            <text:p>Localisation :</text:p>
          </draw:text-box>
        </draw:frame>
        <draw:frame draw:style-name="gr15" draw:text-style-name="P3" draw:layer="layout" svg:width="4.837cm" svg:height="0.962cm" svg:x="2.2cm" svg:y="12.7cm">
          <draw:text-box>
            <text:p>Date de début :</text:p>
          </draw:text-box>
        </draw:frame>
        <draw:custom-shape draw:style-name="gr20" draw:text-style-name="P4" draw:layer="layout" svg:width="5.2cm" svg:height="5cm" svg:x="13.2cm" svg:y="8.9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4.812cm" svg:height="0.962cm" svg:x="13.4cm" svg:y="14.938cm">
          <draw:text-box>
            <text:p>GOOGLE MA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3:44:47.625466851</meta:creation-date>
    <dc:date>2017-03-07T16:15:28.633396749</dc:date>
    <meta:editing-duration>PT1H43M9S</meta:editing-duration>
    <meta:editing-cycles>5</meta:editing-cycles>
    <meta:generator>LibreOffice/5.1.6.2$Linux_X86_64 LibreOffice_project/10m0$Build-2</meta:generator>
    <meta:document-statistic meta:object-count="36"/>
  </office:meta>
</office:document-meta>
</file>